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adornments="Regular" style:font-charset="x-symbol"/>
    <style:font-face style:name="LiberationSans" svg:font-family="LiberationSans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>
      <style:graphic-properties svg:stroke-width="0.03cm" svg:stroke-color="#ffffff" draw:marker-start-width="0.3cm" draw:marker-end-width="0.3cm" draw:fill="solid" draw:fill-color="#000000" draw:textarea-horizontal-align="justify" draw:textarea-vertical-align="middle" draw:auto-grow-height="false" fo:min-height="0.12cm" fo:min-width="0cm" fo:padding-top="0.14cm" fo:padding-bottom="0.14cm" fo:padding-left="0.265cm" fo:padding-right="0.265cm"/>
    </style:style>
    <style:style style:name="gr2" style:family="graphic" style:parent-style-name="standard">
      <style:graphic-properties svg:stroke-width="0.03cm" svg:stroke-color="#ffffff" draw:marker-start-width="0.3cm" draw:marker-end-width="0.3cm" draw:fill="solid" draw:fill-color="#000000" draw:textarea-horizontal-align="justify" draw:textarea-vertical-align="middle" draw:auto-grow-height="false" fo:min-height="0.112cm" fo:min-width="0.266cm" fo:padding-top="0.14cm" fo:padding-bottom="0.14cm" fo:padding-left="0.265cm" fo:padding-right="0.265cm"/>
    </style:style>
    <style:style style:name="gr3" style:family="graphic" style:parent-style-name="standard">
      <style:graphic-properties svg:stroke-width="0.03cm" svg:stroke-color="#ffffff" draw:marker-start-width="0.3cm" draw:marker-end-width="0.3cm" draw:fill="solid" draw:fill-color="#000000" draw:textarea-horizontal-align="justify" draw:textarea-vertical-align="middle" draw:auto-grow-height="false" fo:min-height="0.12cm" fo:min-width="2.468cm" fo:padding-top="0.14cm" fo:padding-bottom="0.14cm" fo:padding-left="0.265cm" fo:padding-right="0.265cm"/>
    </style:style>
    <style:style style:name="gr4" style:family="graphic" style:parent-style-name="standard">
      <style:graphic-properties svg:stroke-width="0.03cm" svg:stroke-color="#ffffff" draw:marker-start-width="0.3cm" draw:marker-end-width="0.3cm" draw:fill="solid" draw:fill-color="#000000" draw:textarea-horizontal-align="justify" draw:textarea-vertical-align="middle" draw:auto-grow-height="false" fo:min-height="0.12cm" fo:min-width="0.274cm" fo:padding-top="0.14cm" fo:padding-bottom="0.14cm" fo:padding-left="0.265cm" fo:padding-right="0.265cm"/>
    </style:style>
    <style:style style:name="gr5" style:family="graphic" style:parent-style-name="standard">
      <style:graphic-properties svg:stroke-width="0.03cm" svg:stroke-color="#ffffff" draw:marker-start-width="0.3cm" draw:marker-end-width="0.3cm" draw:fill="solid" draw:fill-color="#000000" draw:textarea-horizontal-align="justify" draw:textarea-vertical-align="middle" draw:auto-grow-height="false" fo:min-height="0.12cm" fo:min-width="0.266cm" fo:padding-top="0.14cm" fo:padding-bottom="0.14cm" fo:padding-left="0.265cm" fo:padding-right="0.265cm"/>
    </style:style>
    <style:style style:name="gr6" style:family="graphic" style:parent-style-name="standard">
      <style:graphic-properties svg:stroke-width="0.03cm" svg:stroke-color="#ffffff" draw:marker-start-width="0.3cm" draw:marker-end-width="0.3cm" draw:fill="solid" draw:fill-color="#000000" draw:textarea-horizontal-align="justify" draw:textarea-vertical-align="middle" draw:auto-grow-height="false" fo:min-height="0.112cm" fo:min-width="0.272cm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  <style:text-properties fo:font-size="6pt" style:font-size-asian="18pt" style:font-size-complex="18pt"/>
    </style:style>
    <style:style style:name="P3" style:family="paragraph">
      <loext:graphic-properties draw:fill="solid" draw:fill-color="#000000"/>
      <style:paragraph-properties fo:text-align="center"/>
      <style:text-properties style:font-name="LiberationSans" fo:font-size="6pt" style:font-size-asian="18pt" style:font-size-complex="18pt"/>
    </style:style>
    <style:style style:name="T1" style:family="text">
      <style:text-properties fo:font-size="6pt" style:font-size-asian="18pt" style:font-size-complex="18pt"/>
    </style:style>
    <style:style style:name="T2" style:family="text">
      <style:text-properties style:font-name="OpenSymbol" fo:font-size="6pt" style:font-name-asian="OpenSymbol" style:font-size-asian="18pt" style:font-name-complex="OpenSymbol" style:font-size-complex="18pt"/>
    </style:style>
    <style:style style:name="T3" style:family="text">
      <style:text-properties style:font-name="LiberationSans" fo:font-size="6pt" style:font-name-asian="StarSymbol" style:font-size-asian="18pt" style:font-name-complex="StarSymbol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4cm" svg:height="0.4cm" svg:x="0.2cm" svg:y="1.392cm">
          <text:p text:style-name="P1"><text:span text:style-name="T1">Q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0.6cm" svg:y="1.392cm">
          <text:p text:style-name="P1"><text:span text:style-name="T1">W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cm" svg:y="1.392cm">
          <text:p text:style-name="P1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.4cm" svg:y="1.392cm"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.8cm" svg:y="1.392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2.2cm" svg:y="1.392cm">
          <text:p text:style-name="P1"><text:span text:style-name="T1">Z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2.6cm" svg:y="1.392cm">
          <text:p text:style-name="P1"><text:span text:style-name="T1">U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cm" svg:y="1.392cm">
          <text:p text:style-name="P1"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.4cm" svg:y="1.392cm">
          <text:p text:style-name="P1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.8cm" svg:y="1.392cm"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0.2cm" svg:y="1.792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0.6cm" svg:y="1.792cm">
          <text:p text:style-name="P1"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cm" svg:y="1.792cm">
          <text:p text:style-name="P1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.4cm" svg:y="1.792cm">
          <text:p text:style-name="P1"><text:span text:style-name="T1">F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.8cm" svg:y="1.792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2.2cm" svg:y="1.792cm">
          <text:p text:style-name="P1"><text:span text:style-name="T1">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2.6cm" svg:y="1.792cm">
          <text:p text:style-name="P1"><text:span text:style-name="T1">J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cm" svg:y="1.792cm">
          <text:p text:style-name="P1"><text:span text:style-name="T1">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.4cm" svg:y="1.792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.4cm" svg:y="2.19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cm" svg:y="2.192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2.6cm" svg:y="2.192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2.2cm" svg:y="2.192cm">
          <text:p text:style-name="P1"><text:span text:style-name="T1">V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.8cm" svg:y="2.192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.4cm" svg:y="2.192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cm" svg:y="2.192cm">
          <text:p text:style-name="P1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96cm" svg:height="0.392cm" svg:x="3.804cm" svg:y="2.194cm">
          <text:p text:style-name="P1"><text:span text:style-name="T2">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998cm" svg:height="0.4cm" svg:x="0.8cm" svg:y="2.59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04cm" svg:height="0.4cm" svg:x="0.2cm" svg:y="2.592cm">
          <text:p text:style-name="P1"><text:span text:style-name="T1">.?123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796cm" svg:height="0.4cm" svg:x="3.8cm" svg:y="2.592cm">
          <text:p text:style-name="P1"><text:span text:style-name="T2">↵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.8cm" svg:y="1.792cm">
          <text:p text:style-name="P1"><text:span text:style-name="T1">Ö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4.2cm" svg:y="1.792cm">
          <text:p text:style-name="P1"><text:span text:style-name="T1">Ä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4.2cm" svg:y="1.392cm">
          <text:p text:style-name="P1"><text:span text:style-name="T1">Ü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802cm" svg:height="0.392cm" svg:x="0.198cm" svg:y="2.194cm">
          <text:p text:style-name="P1"><text:span text:style-name="T3">abc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charset="x-symbol"/>
    <style:font-face style:name="StarSymbol" svg:font-family="StarSymbol" style:font-adornments="Regular" style:font-charset="x-symbol"/>
    <style:font-face style:name="LiberationSans" svg:font-family="LiberationSans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4.8cm" fo:page-height="3.2cm" style:print-orientation="portrait"/>
    </style:page-layout>
    <style:style style:name="Mdp1" style:family="drawing-page">
      <style:drawing-page-properties draw:background-size="border" draw:fill="solid" draw:fill-color="#000000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7T21:44:47.574074828</meta:creation-date>
    <dc:date>2017-12-08T07:01:50.025398460</dc:date>
    <meta:editing-duration>PT18M1S</meta:editing-duration>
    <meta:editing-cycles>3</meta:editing-cycles>
    <meta:generator>LibreOffice/5.3.7.2$Windows_X86_64 LibreOffice_project/6b8ed514a9f8b44d37a1b96673cbbdd077e24059</meta:generator>
    <meta:document-statistic meta:object-count="34"/>
  </office:meta>
</office:document-meta>
</file>